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5]-[.F5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5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0:50:48.257370623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0:50:48.2592765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7-01T11:06:52.731917999</dc:date>
    <dc:language>pt-PT</dc:language>
    <meta:editing-cycles>592</meta:editing-cycles>
    <meta:editing-duration>P3DT2H43M59S</meta:editing-duration>
    <meta:print-date>2019-10-03T14:53:22.911000000</meta:print-date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